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7" office:value-type="string" calcext:value-type="string">
            <text:p>Batch Size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ce7" office:value-type="float" office:value="20" calcext:value-type="float">
            <text:p>20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7" office:value-type="string" calcext:value-type="string">
            <text:p>Quantity Batch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Price Quantity</text:p>
          </table:table-cell>
          <table:table-cell table:style-name="ce3"/>
          <table:table-cell table:style-name="ce12" office:value-type="string" calcext:value-type="string">
            <text:p>Other notes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8.2" calcext:value-type="currency">
            <text:p>£8.20</text:p>
          </table:table-cell>
          <table:table-cell table:style-name="ce8" table:formula="of:=[.B5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/>
          <table:table-cell table:style-name="ce4" office:value-type="string" calcext:value-type="string">
            <text:p>20x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8]*[.B8]" office:value-type="currency" office:currency="GBP" office:value="0.768" calcext:value-type="currency">
            <text:p>£0.77</text:p>
          </table:table-cell>
          <table:table-cell table:style-name="ce8" table:formula="of:=[.B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56" calcext:value-type="currency">
            <text:p>£0.256</text:p>
          </table:table-cell>
          <table:table-cell table:style-name="ce4" office:value-type="string" calcext:value-type="string">
            <text:p>25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9]*[.B9]" office:value-type="currency" office:currency="GBP" office:value="0.19" calcext:value-type="currency">
            <text:p>£0.19</text:p>
          </table:table-cell>
          <table:table-cell table:style-name="ce8" table:formula="of:=[.B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9" calcext:value-type="currency">
            <text:p>£0.19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3.5mm terminal blo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0]*[.B10]" office:value-type="currency" office:currency="GBP" office:value="0.134" calcext:value-type="currency">
            <text:p>£0.13</text:p>
          </table:table-cell>
          <table:table-cell table:style-name="ce8" table:formula="of:=[.B10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34" calcext:value-type="currency">
            <text:p>£0.134</text:p>
          </table:table-cell>
          <table:table-cell table:style-name="ce4" office:value-type="string" calcext:value-type="string">
            <text:p>100-5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1]*[.B11]" office:value-type="currency" office:currency="GBP" office:value="0.745" calcext:value-type="currency">
            <text:p>£0.75</text:p>
          </table:table-cell>
          <table:table-cell table:style-name="ce8" table:formula="of:=[.B11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745" calcext:value-type="currency">
            <text:p>£0.745</text:p>
          </table:table-cell>
          <table:table-cell table:style-name="ce4" office:value-type="string" calcext:value-type="string">
            <text:p>1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2]*[.B12]" office:value-type="currency" office:currency="GBP" office:value="2" calcext:value-type="currency">
            <text:p>£2.00</text:p>
          </table:table-cell>
          <table:table-cell table:style-name="ce8" table:formula="of:=[.B1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8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4]*[.B14]" office:value-type="currency" office:currency="GBP" office:value="0.0609" calcext:value-type="currency">
            <text:p>£0.06</text:p>
          </table:table-cell>
          <table:table-cell table:style-name="ce8" table:formula="of:=[.B14]*[.$D$2]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203" calcext:value-type="currency">
            <text:p>£0.020</text:p>
          </table:table-cell>
          <table:table-cell table:style-name="ce4" office:value-type="string" calcext:value-type="string">
            <text:p>100-4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15]*[.B15]" office:value-type="currency" office:currency="GBP" office:value="0.522" calcext:value-type="currency">
            <text:p>£0.52</text:p>
          </table:table-cell>
          <table:table-cell table:style-name="ce8" table:formula="of:=[.B15]*[.$D$2]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261" calcext:value-type="currency">
            <text:p>£0.261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6]*[.B16]" office:value-type="currency" office:currency="GBP" office:value="0.0701" calcext:value-type="currency">
            <text:p>£0.07</text:p>
          </table:table-cell>
          <table:table-cell table:style-name="ce8" table:formula="of:=[.B16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701" calcext:value-type="currency">
            <text:p>£0.070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8]*[.B18]" office:value-type="currency" office:currency="GBP" office:value="0.24" calcext:value-type="currency">
            <text:p>£0.24</text:p>
          </table:table-cell>
          <table:table-cell table:style-name="ce8" table:formula="of:=[.B1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8" calcext:value-type="currency">
            <text:p>£0.08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9]*[.B19]" office:value-type="currency" office:currency="GBP" office:value="0.1" calcext:value-type="currency">
            <text:p>£0.10</text:p>
          </table:table-cell>
          <table:table-cell table:style-name="ce8" table:formula="of:=[.B1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" calcext:value-type="currency">
            <text:p>£0.10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H22]*[.B22]" office:value-type="currency" office:currency="GBP" office:value="0.0721" calcext:value-type="currency">
            <text:p>£0.07</text:p>
          </table:table-cell>
          <table:table-cell table:style-name="ce8" table:formula="of:=[.B22]*[.$D$2]" office:value-type="float" office:value="140" calcext:value-type="float">
            <text:p>140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03" calcext:value-type="currency">
            <text:p>£0.010</text:p>
          </table:table-cell>
          <table:table-cell table:style-name="ce4" office:value-type="string" calcext:value-type="string">
            <text:p>100-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23]*[.B23]" office:value-type="currency" office:currency="GBP" office:value="0.0244" calcext:value-type="currency">
            <text:p>£0.02</text:p>
          </table:table-cell>
          <table:table-cell table:style-name="ce8" table:formula="of:=[.B23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22" calcext:value-type="currency">
            <text:p>£0.012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H24]*[.B24]" office:value-type="currency" office:currency="GBP" office:value="0.087" calcext:value-type="currency">
            <text:p>£0.09</text:p>
          </table:table-cell>
          <table:table-cell table:style-name="ce8" table:formula="of:=[.B24]*[.$D$2]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74" calcext:value-type="currency">
            <text:p>£0.017</text:p>
          </table:table-cell>
          <table:table-cell table:style-name="ce4" office:value-type="string" calcext:value-type="string">
            <text:p>100-9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5]*[.B25]" office:value-type="currency" office:currency="GBP" office:value="0.039" calcext:value-type="currency">
            <text:p>£0.04</text:p>
          </table:table-cell>
          <table:table-cell table:style-name="ce8" table:formula="of:=[.B2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39" calcext:value-type="currency">
            <text:p>£0.039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6]*[.B26]" office:value-type="currency" office:currency="GBP" office:value="0.051" calcext:value-type="currency">
            <text:p>£0.05</text:p>
          </table:table-cell>
          <table:table-cell table:style-name="ce8" table:formula="of:=[.B2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51" calcext:value-type="currency">
            <text:p>£0.051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29]*[.B29]" office:value-type="currency" office:currency="GBP" office:value="0.0496" calcext:value-type="currency">
            <text:p>£0.05</text:p>
          </table:table-cell>
          <table:table-cell table:style-name="ce8" table:formula="of:=[.B29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4.59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k 5%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H30]*[.B30]" office:value-type="currency" office:currency="GBP" office:value="0.0248" calcext:value-type="currency">
            <text:p>£0.02</text:p>
          </table:table-cell>
          <table:table-cell table:style-name="ce8" table:formula="of:=[.B30]*[.$D$2]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or 10k 1%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7.18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2]*[.B32]" office:value-type="currency" office:currency="GBP" office:value="0.0062" calcext:value-type="currency">
            <text:p>£0.01</text:p>
          </table:table-cell>
          <table:table-cell table:style-name="ce8" table:formula="of:=[.B3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3]*[.B33]" office:value-type="currency" office:currency="GBP" office:value="0.0062" calcext:value-type="currency">
            <text:p>£0.01</text:p>
          </table:table-cell>
          <table:table-cell table:style-name="ce8" table:formula="of:=[.B33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4]*[.B34]" office:value-type="currency" office:currency="GBP" office:value="0.0062" calcext:value-type="currency">
            <text:p>£0.01</text:p>
          </table:table-cell>
          <table:table-cell table:style-name="ce8" table:formula="of:=[.B3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35]*[.B35]" office:value-type="currency" office:currency="GBP" office:value="0.0354" calcext:value-type="currency">
            <text:p>£0.04</text:p>
          </table:table-cell>
          <table:table-cell table:style-name="ce8" table:formula="of:=[.B35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6]*[.B36]" office:value-type="currency" office:currency="GBP" office:value="0.0118" calcext:value-type="currency">
            <text:p>£0.01</text:p>
          </table:table-cell>
          <table:table-cell table:style-name="ce8" table:formula="of:=[.B36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7]*[.B37]" office:value-type="currency" office:currency="GBP" office:value="0.0062" calcext:value-type="currency">
            <text:p>£0.01</text:p>
          </table:table-cell>
          <table:table-cell table:style-name="ce8" table:formula="of:=[.B37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8]*[.B38]" office:value-type="currency" office:currency="GBP" office:value="0.0062" calcext:value-type="currency">
            <text:p>£0.01</text:p>
          </table:table-cell>
          <table:table-cell table:style-name="ce8" table:formula="of:=[.B3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1]*[.B41]" office:value-type="currency" office:currency="GBP" office:value="0.212" calcext:value-type="currency">
            <text:p>£0.21</text:p>
          </table:table-cell>
          <table:table-cell table:style-name="ce8" table:formula="of:=[.B4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12" calcext:value-type="currency">
            <text:p>£0.212</text:p>
          </table:table-cell>
          <table:table-cell table:style-name="ce4" office:value-type="string" calcext:value-type="string">
            <text:p>1to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2]*[.B42]" office:value-type="currency" office:currency="GBP" office:value="0.0144" calcext:value-type="currency">
            <text:p>£0.01</text:p>
          </table:table-cell>
          <table:table-cell table:style-name="ce8" table:formula="of:=[.B4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0144" office:value-type="currency" office:currency="GBP" office:value="0.0144" calcext:value-type="currency">
            <text:p>£0.014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3]*[.B43]" office:value-type="currency" office:currency="GBP" office:value="2.14" calcext:value-type="currency">
            <text:p>£2.14</text:p>
          </table:table-cell>
          <table:table-cell table:style-name="ce8" table:formula="of:=[.B43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2.14" calcext:value-type="currency">
            <text:p>£2.140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4]*[.B44]" office:value-type="currency" office:currency="GBP" office:value="0.453" calcext:value-type="currency">
            <text:p>£0.45</text:p>
          </table:table-cell>
          <table:table-cell table:style-name="ce8" table:formula="of:=[.B44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453" calcext:value-type="currency">
            <text:p>£0.453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5]*[.B45]" office:value-type="currency" office:currency="GBP" office:value="0.337" calcext:value-type="currency">
            <text:p>£0.34</text:p>
          </table:table-cell>
          <table:table-cell table:style-name="ce8" table:formula="of:=[.B45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337" calcext:value-type="currency">
            <text:p>£0.337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 table:number-rows-repeated="2">
          <table:table-cell table:style-name="ce1"/>
          <table:table-cell table:style-name="ce3"/>
          <table:table-cell table:style-name="ce6"/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8:.C46])" office:value-type="currency" office:currency="GBP" office:value="8.4125" calcext:value-type="currency">
            <text:p>£8.41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5]" office:value-type="currency" office:currency="GBP" office:value="8.2" calcext:value-type="currency">
            <text:p>£8.20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 table:number-rows-repeated="2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54]*[.H54]" office:value-type="currency" office:currency="GBP" office:value="4.27" calcext:value-type="currency">
            <text:p>£4.27</text:p>
          </table:table-cell>
          <table:table-cell table:style-name="ce8" table:formula="of:=[.B5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11" office:value-type="currency" office:currency="GBP" office:value="4.27" calcext:value-type="currency">
            <text:p>£4.270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 office:value-type="string" calcext:value-type="string">
            <text:p>http://www.lincolnbinns.com/e-case-b/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5]*[.B55]" office:value-type="currency" office:currency="GBP" office:value="2" calcext:value-type="currency">
            <text:p>£2.00</text:p>
          </table:table-cell>
          <table:table-cell table:style-name="ce8" table:formula="of:=[.B5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11" table:formula="of:=2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office:value-type="string" calcext:value-type="string">
            <text:p>Custom guide price: Laser cut clear acrylic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56]*[.B56]" office:value-type="currency" office:currency="GBP" office:value="0.0768" calcext:value-type="currency">
            <text:p>£0.08</text:p>
          </table:table-cell>
          <table:table-cell table:style-name="ce8" table:formula="of:=[.B56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96/100" office:value-type="currency" office:currency="GBP" office:value="0.0096" calcext:value-type="currency">
            <text:p>£0.01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13" table:number-columns-repeated="4"/>
        </table:table-row>
        <table:table-row table:style-name="ro1">
          <table:table-cell table:style-name="ce2" office:value-type="string" calcext:value-type="string">
            <text:p>Total enclosure cost</text:p>
          </table:table-cell>
          <table:table-cell table:style-name="ce4"/>
          <table:table-cell table:style-name="ce6" table:formula="of:=SUM([.C54:.C56])" office:value-type="currency" office:currency="GBP" office:value="6.3468" calcext:value-type="currency">
            <text:p>£6.35</text:p>
          </table:table-cell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50]+[.C49]+[.C57])" office:value-type="currency" office:currency="GBP" office:value="22.9593" calcext:value-type="currency">
            <text:p>£22.96</text:p>
          </table:table-cell>
          <table:table-cell table:style-name="ce10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no case</text:p>
          </table:table-cell>
          <table:table-cell table:style-name="ce3"/>
          <table:table-cell table:style-name="ce6" table:formula="of:=([.C50]+[.C49])" office:value-type="currency" office:currency="GBP" office:value="16.6125" calcext:value-type="currency">
            <text:p>£16.61</text:p>
          </table:table-cell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3">
          <table:table-cell table:style-name="ce2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20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8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6">
          <table:table-cell table:style-name="ce2"/>
          <table:table-cell table:style-name="ce4" table:number-columns-repeated="10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5"/>
          <table:table-cell table:style-name="ce4"/>
          <table:table-cell table:number-columns-repeated="7"/>
        </table:table-row>
        <table:table-row table:style-name="ro1" table:number-rows-repeated="59">
          <table:table-cell table:style-name="ce2"/>
          <table:table-cell table:number-columns-repeated="13"/>
        </table:table-row>
        <table:table-row table:style-name="ro1" table:number-rows-repeated="10484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2:32:43.284486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3T12:34:24.637207834</dc:date>
    <meta:editing-duration>P2DT1H30M54S</meta:editing-duration>
    <meta:editing-cycles>62</meta:editing-cycles>
    <meta:document-statistic meta:table-count="1" meta:cell-count="298" meta:object-count="0"/>
  </office:meta>
</office:document-meta>
</file>